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styles.xml"/>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settings.xml"/>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0pt" style:font-size-asian="20pt" style:font-size-complex="20pt"/>
    </style:style>
    <style:style style:name="P9" style:family="paragraph" style:parent-style-name="Text_20_body">
      <style:paragraph-properties fo:text-align="center" style:justify-single-word="false"/>
      <style:text-properties fo:font-size="12pt" style:font-size-asian="12pt" style:font-size-complex="12pt"/>
    </style:style>
    <style:style style:name="P10" style:family="paragraph" style:parent-style-name="Text_20_body">
      <style:paragraph-properties fo:text-align="center" style:justify-single-word="false"/>
      <style:text-properties fo:font-size="9pt" style:font-size-asian="9pt" style:font-size-complex="9pt"/>
    </style:style>
    <style:style style:name="P11" style:family="paragraph" style:parent-style-name="Text_20_body">
      <style:paragraph-properties fo:margin-left="0.4925in" fo:margin-right="0in" fo:margin-top="0in" fo:margin-bottom="0in" fo:text-indent="0in" style:auto-text-indent="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Table">
      <style:paragraph-properties fo:text-align="center" style:justify-single-word="false"/>
    </style:style>
    <style:style style:name="P15" style:family="paragraph" style:parent-style-name="Heading_20_2">
      <style:text-properties style:font-name="Times New Roman1" fo:font-size="12pt" style:font-size-asian="12pt" style:font-size-complex="12pt"/>
    </style:style>
    <style:style style:name="P16" style:family="paragraph" style:parent-style-name="Heading_20_1">
      <style:text-properties style:font-name="Times New Roman1" fo:font-size="12pt" style:font-size-asian="12pt" style:font-size-complex="12pt"/>
    </style:style>
    <style:style style:name="P17" style:family="paragraph" style:parent-style-name="Heading_20_3">
      <style:text-properties style:font-name="Times New Roman1" fo:font-size="12pt" style:font-size-asian="12pt" style:font-size-complex="12pt"/>
    </style:style>
    <style:style style:name="P18" style:family="paragraph" style:parent-style-name="Standard" style:list-style-name="L3">
      <style:text-properties style:font-name="Times New Roman1" fo:font-size="12pt" style:font-size-asian="12pt" style:font-size-complex="12pt"/>
    </style:style>
    <style:style style:name="P19" style:family="paragraph" style:parent-style-name="Text_20_body">
      <style:text-properties style:font-name="Times New Roman1" fo:font-size="12pt" style:font-size-asian="12pt" style:font-size-complex="12pt"/>
    </style:style>
    <style:style style:name="P20" style:family="paragraph" style:parent-style-name="Text_20_body" style:list-style-name="L1">
      <style:text-properties style:font-name="Times New Roman1" fo:font-size="12pt" style:font-size-asian="12pt" style:font-size-complex="12pt"/>
    </style:style>
    <style:style style:name="P21" style:family="paragraph" style:parent-style-name="Text_20_body" style:list-style-name="L1">
      <style:text-properties style:font-name="Times New Roman1" fo:font-size="12pt" style:font-size-asian="12pt" style:font-size-complex="12pt"/>
    </style:style>
    <style:style style:name="P22" style:family="paragraph" style:parent-style-name="Text_20_body" style:list-style-name="L1">
      <style:text-properties style:font-name="Times New Roman1" fo:font-size="12pt" style:font-size-asian="12pt" style:font-size-complex="12pt"/>
    </style:style>
    <style:style style:name="P23" style:family="paragraph" style:parent-style-name="Text_20_body" style:list-style-name="L4">
      <style:text-properties style:font-name="Times New Roman1" fo:font-size="12pt" style:font-size-asian="12pt" style:font-size-complex="12pt"/>
    </style:style>
    <style:style style:name="P24" style:family="paragraph" style:parent-style-name="Text_20_body" style:list-style-name="L4">
      <style:text-properties style:font-name="Times New Roman1" fo:font-size="12pt" style:font-size-asian="12pt" style:font-size-complex="12pt"/>
    </style:style>
    <style:style style:name="P25" style:family="paragraph" style:parent-style-name="Text_20_body" style:list-style-name="L4">
      <style:text-properties style:font-name="Times New Roman1" fo:font-size="12pt" style:font-size-asian="12pt" style:font-size-complex="12pt"/>
    </style:style>
    <style:style style:name="P26" style:family="paragraph" style:parent-style-name="Text_20_body" style:list-style-name="L5">
      <style:text-properties style:font-name="Times New Roman1" fo:font-size="12pt" style:font-size-asian="12pt" style:font-size-complex="12pt"/>
    </style:style>
    <style:style style:name="P27" style:family="paragraph" style:parent-style-name="Text_20_body" style:list-style-name="L5">
      <style:text-properties style:font-name="Times New Roman1" fo:font-size="12pt" style:font-size-asian="12pt" style:font-size-complex="12pt"/>
    </style:style>
    <style:style style:name="P28" style:family="paragraph" style:parent-style-name="Text_20_body" style:list-style-name="L5">
      <style:text-properties style:font-name="Times New Roman1" fo:font-size="12pt" style:font-size-asian="12pt" style:font-size-complex="12pt"/>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master-page-name="Title_20_page"/>
    <style:style style:name="P33" style:family="paragraph" style:parent-style-name="Text_20_body" style:master-page-name="TOC_20_first_20_page">
      <style:text-properties style:font-name="Times New Roman1" fo:font-size="12pt" style:font-size-asian="12pt" style:font-size-complex="12pt"/>
    </style:style>
    <style:style style:name="P34" style:family="paragraph" style:parent-style-name="Text_20_body" style:master-page-name="Blank_20_left_20_page">
      <style:text-properties style:font-name="Times New Roman1" fo:font-size="12pt" style:font-size-asian="12pt" style:font-size-complex="12pt"/>
    </style:style>
    <style:style style:name="P35" style:family="paragraph" style:parent-style-name="Text_20_body" style:master-page-name="First_20_right_20_numbered_20_page">
      <style:paragraph-properties style:page-number="1" fo:break-before="page"/>
    </style:style>
    <style:style style:name="P36" style:family="paragraph" style:parent-style-name="Contents_20_2">
      <style:paragraph-properties>
        <style:tab-stops>
          <style:tab-stop style:position="5.8035in" style:type="right" style:leader-style="dotted" style:leader-text="."/>
        </style:tab-stops>
      </style:paragraph-properties>
    </style:style>
    <style:style style:name="P37" style:family="paragraph" style:parent-style-name="Contents_20_1">
      <style:paragraph-properties>
        <style:tab-stops>
          <style:tab-stop style:position="6in" style:type="right" style:leader-style="dotted" style:leader-text="."/>
        </style:tab-stops>
      </style:paragraph-properties>
    </style:style>
    <style:style style:name="P38"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font-name="Times New Roman1" fo:font-size="12pt" style:font-size-asian="12pt" style:font-size-complex="12pt"/>
    </style:style>
    <style:style style:name="T6" style:family="text">
      <style:text-properties style:text-position="super 58%" style:font-name="Times New Roman1" fo:font-size="12pt" fo:font-style="italic" style:font-size-asian="12pt" style:font-style-asian="italic" style:font-size-complex="12pt" style:font-style-complex="italic"/>
    </style:style>
    <style:style style:name="T7" style:family="text">
      <style:text-properties style:text-position="super 58%" fo:font-style="italic" style:font-style-asian="italic" style:font-style-complex="italic"/>
    </style:style>
    <style:style style:name="T8" style:family="text">
      <style:text-properties style:font-name="Courier New"/>
    </style:style>
    <style:style style:name="T9" style:family="text">
      <style:text-properties style:font-name="Courier New" fo:font-size="12pt" style:font-size-asian="12pt" style:font-size-complex="12pt"/>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MADNESS</text:p>
      <text:p text:style-name="P5">Implementation Notes</text:p>
      <text:p text:style-name="P6"/>
      <text:p text:style-name="P7"/>
      <text:p text:style-name="P8"/>
      <text:p text:style-name="P8"/>
      <text:p text:style-name="P8"/>
      <text:p text:style-name="P8"/>
      <text:p text:style-name="P8"/>
      <text:p text:style-name="P8"/>
      <text:p text:style-name="P8"/>
      <text:p text:style-name="P8"/>
      <text:p text:style-name="P8"/>
      <text:p text:style-name="P9">Last modification: 8/27/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1">Robert J. Harrison</text:p>
      <text:p text:style-name="P11">Oak Ridge National Laboratory</text:p>
      <text:p text:style-name="P11">One Bethel Valley Road</text:p>
      <text:p text:style-name="P11">P.O. Box 2008, MS-6367</text:p>
      <text:p text:style-name="P11">Oak Ridge, TN 37831</text:p>
      <text:p text:style-name="P11"/>
      <text:p text:style-name="P11">email: harrisonrj@ornl.gov </text:p>
      <text:p text:style-name="P11">tel: 865-241-3937</text:p>
      <text:p text:style-name="P4"><text:tab/>fax: 865-572-0680</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1 <text:s/>ABGV <text:tab/>1</text:p>
          <text:p text:style-name="P37">2 <text:s/>Legendre scaling functions and multiwavelets <text:tab/>1</text:p>
          <text:p text:style-name="P36">2.1 <text:s/>Scaling functions <text:tab/>1</text:p>
          <text:p text:style-name="P36">2.2 <text:s/>Telescoping series <text:tab/>2</text:p>
          <text:p text:style-name="P36">2.3 <text:s/>Multi-wavelets <text:tab/>2</text:p>
          <text:p text:style-name="P36">2.4 <text:s text:c="2"/>Function approximation in the scaling function basis <text:tab/>2</text:p>
          <text:p text:style-name="P36">2.5 <text:s/>Wavelet transform <text:tab/>4</text:p>
          <text:p text:style-name="P36">2.6 <text:s/>Properties of the scaling functions <text:tab/>4</text:p>
          <text:p text:style-name="P38">2.6.1 <text:s/>Symmetry<text:tab/>4</text:p>
          <text:p text:style-name="P38">2.6.2 <text:s/>Derivatives<text:tab/>4</text:p>
          <text:p text:style-name="P38">2.6.3 <text:s/>Values at end points<text:tab/>4</text:p>
          <text:p text:style-name="P37">3 <text:s/>User and simulation coordinates <text:tab/>5</text:p>
          <text:p text:style-name="P36">3.1 <text:s/>Normalization of scaling functions in the user coordinates <text:tab/>5</text:p>
          <text:p text:style-name="P37">4 <text:s/>Function approximation <text:tab/>6</text:p>
          <text:p text:style-name="P36">4.1 <text:s/>Evaluation <text:tab/>6</text:p>
          <text:p text:style-name="P36">4.2 <text:s/>Projection into the scaling function basis <text:tab/>6</text:p>
          <text:p text:style-name="P36">4.3 <text:s/>Truncation criteria <text:tab/>7</text:p>
          <text:p text:style-name="P38">4.3.1 <text:s/>Mode 0 - the default<text:tab/>7</text:p>
          <text:p text:style-name="P38">4.3.2 <text:s/>Mode 1<text:tab/>7</text:p>
          <text:p text:style-name="P38">4.3.3 <text:s/>Mode 2<text:tab/>7</text:p>
          <text:p text:style-name="P36">4.4 <text:s/>Adaptive refinement <text:tab/>8</text:p>
          <text:p text:style-name="P37">5 <text:s/>Unary operations <text:tab/>8</text:p>
          <text:p text:style-name="P36">5.1 <text:s/>Function norm <text:tab/>8</text:p>
          <text:p text:style-name="P36">5.2 <text:s/>Squaring <text:tab/>8</text:p>
          <text:p text:style-name="P36">5.3 <text:s/>General unary operation <text:tab/>8</text:p>
          <text:p text:style-name="P37">6 <text:s/>Binary operations <text:tab/>8</text:p>
          <text:p text:style-name="P36">6.1 <text:s/>Inner product of two functions <text:tab/>8</text:p>
          <text:p text:style-name="P36">6.2 <text:s/>Function addition and subtraction <text:tab/>9</text:p>
          <text:p text:style-name="P36">6.3 <text:s/>Point-wise multiplication <text:tab/>9</text:p>
          <text:p text:style-name="P38">6.3.1 <text:s/>Evaluating the function at the quadrature points<text:tab/>10</text:p>
          <text:p text:style-name="P37">7 <text:s/>Error estimation <text:tab/>11</text:p>
          <text:p text:style-name="P37">8 <text:s/>Data structures <text:tab/>11</text:p>
          <text:p text:style-name="P36">8.1 <text:s/>Maintaining consistent state of the 2d-tree <text:tab/>12</text:p>
          <text:p text:style-name="P37">9 <text:s/>Returning new functions – selection of default parameters <text:tab/>13</text:p>
          <text:p text:style-name="P36">9.1 <text:s/>Unary operations (e.g., scaling, squaring, copying, type conversion) <text:tab/>13</text:p>
          <text:p text:style-name="P36">9.2 <text:s/>Binary operations (e.g., addition, multiplication) <text:tab/>13</text:p>
          <text:p text:style-name="P36">9.3 <text:s/>Ternary and higher operations <text:tab/>14</text:p>
          <text:p text:style-name="P36">9.4 <text:s/>C++ operator overloading and order of evaluation <text:tab/>14</text:p>
          <text:p text:style-name="P36">9.5 <text:s/>Overriding above behaviors <text:tab/>14</text:p>
        </text:index-body>
      </text:table-of-content>
      <text:p text:style-name="P4"/>
      <text:p text:style-name="P4"/>
      <text:p text:style-name="P4"/>
      <text:p text:style-name="P34"/>
      <text:p text:style-name="P35">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1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2"><draw:frame draw:style-name="fr2" draw:name="Objekt4" text:anchor-type="as-char" svg:width="2.6075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3">(<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2" draw:name="Object2" text:anchor-type="as-char" svg:width="0.422in" svg:height="0.1902in" draw:z-index="4"><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2" draw:name="Object3" text:anchor-type="as-char" svg:width="0.7492in" svg:height="0.1839in" draw:z-index="5"><draw:object xlink:href="./Object 4" xlink:type="simple" xlink:show="embed" xlink:actuate="onLoad"/><draw:image xlink:href="./ObjectReplacements/Object 4" xlink:type="simple" xlink:show="embed" xlink:actuate="onLoad"/></draw:frame></text:span><text:span text:style-name="T1"> </text:span>and translated to box <draw:frame draw:style-name="fr2" draw:name="Object4" text:anchor-type="as-char" svg:width="1.0217in" svg:height="0.2075in" draw:z-index="7"><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27"><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2"><draw:frame draw:style-name="fr2" draw:name="Object5" text:anchor-type="as-char" svg:width="1.6665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3">(<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63in" svg:height="0.2154in" draw:z-index="6"><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 text:style-name="P29"><text:span text:style-name="T1">In the limit of either large </text:span><text:span text:style-name="T2">k </text:span><text:span text:style-name="T1">or large </text:span><text:span text:style-name="T2">n </text:span><text:span text:style-name="T1">the closure of </text:span><text:span text:style-name="T1"><draw:frame draw:style-name="fr2" draw:name="Object8" text:anchor-type="as-char" svg:width="0.261in" svg:height="0.2327in" draw:z-index="8"><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2" draw:name="Object9" text:anchor-type="as-char" svg:width="0.5811in" svg:height="0.2091in" draw:z-index="9"><draw:object xlink:href="./Object 10" xlink:type="simple" xlink:show="embed" xlink:actuate="onLoad"/><draw:image xlink:href="./ObjectReplacements/Object 10" xlink:type="simple" xlink:show="embed" xlink:actuate="onLoad"/></draw:frame></text:span><text:span text:style-name="T1">.</text:span></text:p>
        </text:list-item>
        <text:list-item>
          <text:p text:style-name="P20"><text:span text:style-name="T1">Containment forming a ladder of spaces </text:span><text:span text:style-name="T1"><draw:frame draw:style-name="fr2" draw:name="Object10" text:anchor-type="as-char" svg:width="1.2165in" svg:height="0.2327in" draw:z-index="10"><draw:object xlink:href="./Object 11" xlink:type="simple" xlink:show="embed" xlink:actuate="onLoad"/><draw:image xlink:href="./ObjectReplacements/Object 11" xlink:type="simple" xlink:show="embed" xlink:actuate="onLoad"/></draw:frame></text:span><text:span text:style-name="T1">.</text:span></text:p>
        </text:list-item>
        <text:list-item>
          <text:p text:style-name="P20">Translation and dilation, c.f., <text:sequence-ref text:reference-format="text" text:ref-name="refText1">(2)</text:sequence-ref>.</text:p>
        </text:list-item>
        <text:list-item>
          <text:p text:style-name="P20"><text:span text:style-name="T1">Orthonormality within a scale </text:span><text:span text:style-name="T1"><draw:frame draw:style-name="fr2" draw:name="Object11" text:anchor-type="as-char" svg:width="1.9484in" svg:height="0.411in" draw:z-index="11"><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2"><draw:frame draw:style-name="fr2" draw:name="Object12" text:anchor-type="as-char" svg:width="3.272in" svg:height="0.9272in" draw:z-index="12"><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3">(<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2" draw:name="Object13" text:anchor-type="as-char" svg:width="0.3583in" svg:height="0.2075in" draw:z-index="13"><draw:object xlink:href="./Object 14" xlink:type="simple" xlink:show="embed" xlink:actuate="onLoad"/><draw:image xlink:href="./ObjectReplacements/Object 14" xlink:type="simple" xlink:show="embed" xlink:actuate="onLoad"/></draw:frame></text:span><text:span text:style-name="T1"> and </text:span><text:span text:style-name="T1"><draw:frame draw:style-name="fr2" draw:name="Object14" text:anchor-type="as-char" svg:width="0.3555in" svg:height="0.2075in" draw:z-index="14"><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2"><draw:frame draw:style-name="fr2" draw:name="Object15" text:anchor-type="as-char" svg:width="2.489in" svg:height="0.2555in" draw:z-index="15"><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3">(<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2" draw:name="Object16" text:anchor-type="as-char" svg:width="0.298in" svg:height="0.2319in" draw:z-index="16"><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2" draw:name="Object17" text:anchor-type="as-char" svg:width="1.0799in" svg:height="0.2319in" draw:z-index="17"><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2" draw:name="Object18" text:anchor-type="as-char" svg:width="0.298in" svg:height="0.2319in" draw:z-index="18"><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2" draw:name="Object19" text:anchor-type="as-char" svg:width="0.261in" svg:height="0.2319in" draw:z-index="19"><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2"><draw:frame draw:style-name="fr2" draw:name="Object20" text:anchor-type="as-char" svg:width="3.5035in" svg:height="0.6591in" draw:z-index="20"><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3">(<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2" draw:name="Object21" text:anchor-type="as-char" svg:width="0.3319in" svg:height="0.2075in" draw:z-index="21"><draw:object xlink:href="./Object 22" xlink:type="simple" xlink:show="embed" xlink:actuate="onLoad"/><draw:image xlink:href="./ObjectReplacements/Object 22" xlink:type="simple" xlink:show="embed" xlink:actuate="onLoad"/></draw:frame></text:span><text:span text:style-name="T1"> and </text:span><text:span text:style-name="T1"><draw:frame draw:style-name="fr2" draw:name="Object22" text:anchor-type="as-char" svg:width="0.3291in" svg:height="0.2075in" draw:z-index="22"><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30">Decomposition of <draw:frame draw:style-name="fr2" draw:name="Object23" text:anchor-type="as-char" svg:width="0.261in" svg:height="0.2327in" draw:z-index="23"><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2"><draw:frame draw:style-name="fr2" draw:name="Object24" text:anchor-type="as-char" svg:width="2.0953in" svg:height="0.2327in" draw:z-index="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3">(<text:sequence text:ref-name="refText5" text:name="Text" text:formula="ooow:Text+1" style:num-format="1">6</text:sequence>)</text:p>
            </table:table-cell>
          </table:table-row>
        </table:table-header-rows>
      </table:table>
      <text:list text:style-name="L3">
        <text:list-item>
          <text:p text:style-name="P18">Translation and dilation <draw:frame draw:style-name="fr2" draw:name="Object25" text:anchor-type="as-char" svg:width="1.6618in" svg:height="0.2327in" draw:z-index="25"><draw:object xlink:href="./Object 26" xlink:type="simple" xlink:show="embed" xlink:actuate="onLoad"/><draw:image xlink:href="./ObjectReplacements/Object 26" xlink:type="simple" xlink:show="embed" xlink:actuate="onLoad"/></draw:frame></text:p>
        </text:list-item>
        <text:list-item>
          <text:p text:style-name="P31">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2"><draw:frame draw:style-name="fr2" draw:name="Object26" text:anchor-type="as-char" svg:width="2.5425in" svg:height="0.9717in" draw:z-index="26"><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3">(<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able:table-row>
            <table:table-cell table:style-name="Table7.A1" office:value-type="string">
              <text:p text:style-name="P12"><draw:frame draw:style-name="fr2" draw:name="Object27" text:anchor-type="as-char" svg:width="2.048in" svg:height="0.9626in" draw:z-index="29"><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3">(<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2"><draw:frame draw:style-name="fr2" draw:name="Object28" text:anchor-type="as-char" svg:width="2.8583in" svg:height="1.0638in" draw:z-index="30"><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3">(<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2"><draw:frame draw:style-name="fr2" draw:name="Object29" text:anchor-type="as-char" svg:width="2.8736in" svg:height="1.0953in" draw:z-index="31"><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3">(<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0"><draw:frame draw:style-name="fr2" draw:name="Object30" text:anchor-type="as-char" svg:width="0.3583in" svg:height="0.2075in" draw:z-index="32"><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0"/></table:table-cell><table:table-cell table:style-name="Table11.A1" office:value-type="string"><text:p text:style-name="P10"/></table:table-cell><table:table-cell table:style-name="Table11.A1" office:value-type="string"><text:p text:style-name="P10"/></table:table-cell><table:table-cell table:style-name="Table11.E1" office:value-type="string"><text:p text:style-name="P10"><draw:frame draw:style-name="fr2" draw:name="Object31" text:anchor-type="as-char" svg:width="0.3555in" svg:height="0.2075in" draw:z-index="34"><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0"/></table:table-cell><table:table-cell table:style-name="Table11.A1" office:value-type="string"><text:p text:style-name="P10"/></table:table-cell><table:table-cell table:style-name="Table11.A1" office:value-type="string"><text:p text:style-name="P10"/></table:table-cell></table:table-row><table:table-row><table:table-cell table:style-name="Table11.A1" office:value-type="string"><text:p text:style-name="P10">7.0711e-01</text:p></table:table-cell><table:table-cell table:style-name="Table11.A1" office:value-type="string"><text:p text:style-name="P10">0.0000e+00</text:p></table:table-cell><table:table-cell table:style-name="Table11.A1" office:value-type="string"><text:p text:style-name="P10">0.0000e+00</text:p></table:table-cell><table:table-cell table:style-name="Table11.A1" office:value-type="string"><text:p text:style-name="P10">0.0000e+00</text:p></table:table-cell><table:table-cell table:style-name="Table11.E1" office:value-type="string"><text:p text:style-name="P10">7.0711e-01</text:p></table:table-cell><table:table-cell table:style-name="Table11.A1" office:value-type="string"><text:p text:style-name="P10">0.0000e+00</text:p></table:table-cell><table:table-cell table:style-name="Table11.A1" office:value-type="string"><text:p text:style-name="P10">0.0000e+00</text:p></table:table-cell><table:table-cell table:style-name="Table11.A1" office:value-type="string"><text:p text:style-name="P10">0.0000e+00</text:p></table:table-cell></table:table-row><table:table-row><table:table-cell table:style-name="Table11.A1" office:value-type="string"><text:p text:style-name="P10">-6.1237e-01</text:p></table:table-cell><table:table-cell table:style-name="Table11.A1" office:value-type="string"><text:p text:style-name="P10">3.5355e-01</text:p></table:table-cell><table:table-cell table:style-name="Table11.A1" office:value-type="string"><text:p text:style-name="P10">0.0000e+00</text:p></table:table-cell><table:table-cell table:style-name="Table11.A1" office:value-type="string"><text:p text:style-name="P10">0.0000e+00</text:p></table:table-cell><table:table-cell table:style-name="Table11.E1" office:value-type="string"><text:p text:style-name="P10">6.1237e-01</text:p></table:table-cell><table:table-cell table:style-name="Table11.A1" office:value-type="string"><text:p text:style-name="P10">3.5355e-01</text:p></table:table-cell><table:table-cell table:style-name="Table11.A1" office:value-type="string"><text:p text:style-name="P10">0.0000e+00</text:p></table:table-cell><table:table-cell table:style-name="Table11.A1" office:value-type="string"><text:p text:style-name="P10">0.0000e+00</text:p></table:table-cell></table:table-row><table:table-row><table:table-cell table:style-name="Table11.A1" office:value-type="string"><text:p text:style-name="P10">0.0000e+00</text:p></table:table-cell><table:table-cell table:style-name="Table11.A1" office:value-type="string"><text:p text:style-name="P10">-6.8465e-01</text:p></table:table-cell><table:table-cell table:style-name="Table11.A1" office:value-type="string"><text:p text:style-name="P10">1.7678e-01</text:p></table:table-cell><table:table-cell table:style-name="Table11.A1" office:value-type="string"><text:p text:style-name="P10">0.0000e+00</text:p></table:table-cell><table:table-cell table:style-name="Table11.E1" office:value-type="string"><text:p text:style-name="P10">0.0000e+00</text:p></table:table-cell><table:table-cell table:style-name="Table11.A1" office:value-type="string"><text:p text:style-name="P10">6.8465e-01</text:p></table:table-cell><table:table-cell table:style-name="Table11.A1" office:value-type="string"><text:p text:style-name="P10">1.7678e-01</text:p></table:table-cell><table:table-cell table:style-name="Table11.A1" office:value-type="string"><text:p text:style-name="P10">0.0000e+00</text:p></table:table-cell></table:table-row><table:table-row><table:table-cell table:style-name="Table11.A5" office:value-type="string"><text:p text:style-name="P10">2.3385e-01</text:p></table:table-cell><table:table-cell table:style-name="Table11.A5" office:value-type="string"><text:p text:style-name="P10">4.0505e-01</text:p></table:table-cell><table:table-cell table:style-name="Table11.A5" office:value-type="string"><text:p text:style-name="P10">-5.2291e-01</text:p></table:table-cell><table:table-cell table:style-name="Table11.A5" office:value-type="string"><text:p text:style-name="P10">8.8388e-02</text:p></table:table-cell><table:table-cell table:style-name="Table11.E5" office:value-type="string"><text:p text:style-name="P10">-2.3385e-01</text:p></table:table-cell><table:table-cell table:style-name="Table11.A5" office:value-type="string"><text:p text:style-name="P10">4.0505e-01</text:p></table:table-cell><table:table-cell table:style-name="Table11.A5" office:value-type="string"><text:p text:style-name="P10">5.2291e-01</text:p></table:table-cell><table:table-cell table:style-name="Table11.A5" office:value-type="string"><text:p text:style-name="P10">8.8388e-02</text:p></table:table-cell></table:table-row><table:table-row><table:table-cell table:style-name="Table11.A1" office:value-type="string"><text:p text:style-name="P10"><draw:frame draw:style-name="fr2" draw:name="Object32" text:anchor-type="as-char" svg:width="0.3319in" svg:height="0.2075in" draw:z-index="33"><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0"><draw:frame draw:style-name="fr2" draw:name="Object34" text:anchor-type="as-char" svg:width="0.3291in" svg:height="0.2075in" draw:z-index="35"><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0">0.0000e+00</text:p></table:table-cell><table:table-cell table:style-name="Table11.A1" office:value-type="string"><text:p text:style-name="P10">1.5339e-01</text:p></table:table-cell><table:table-cell table:style-name="Table11.A1" office:value-type="string"><text:p text:style-name="P10">5.9409e-01</text:p></table:table-cell><table:table-cell table:style-name="Table11.A1" office:value-type="string"><text:p text:style-name="P10">-3.5147e-01</text:p></table:table-cell><table:table-cell table:style-name="Table11.E1" office:value-type="string"><text:p text:style-name="P10">0.0000e+00</text:p></table:table-cell><table:table-cell table:style-name="Table11.A1" office:value-type="string"><text:p text:style-name="P10">-1.5339e-01</text:p></table:table-cell><table:table-cell table:style-name="Table11.A1" office:value-type="string"><text:p text:style-name="P10">5.9409e-01</text:p></table:table-cell><table:table-cell table:style-name="Table11.A1" office:value-type="string"><text:p text:style-name="P10">3.5147e-01</text:p></table:table-cell></table:table-row><table:table-row><table:table-cell table:style-name="Table11.A1" office:value-type="string"><text:p text:style-name="P10">1.5430e-01</text:p></table:table-cell><table:table-cell table:style-name="Table11.A1" office:value-type="string"><text:p text:style-name="P10">2.6726e-01</text:p></table:table-cell><table:table-cell table:style-name="Table11.A1" office:value-type="string"><text:p text:style-name="P10">1.7252e-01</text:p></table:table-cell><table:table-cell table:style-name="Table11.A1" office:value-type="string"><text:p text:style-name="P10">-6.1237e-01</text:p></table:table-cell><table:table-cell table:style-name="Table11.E1" office:value-type="string"><text:p text:style-name="P10">-1.5430e-01</text:p></table:table-cell><table:table-cell table:style-name="Table11.A1" office:value-type="string"><text:p text:style-name="P10">2.6726e-01</text:p></table:table-cell><table:table-cell table:style-name="Table11.A1" office:value-type="string"><text:p text:style-name="P10">-1.7252e-01</text:p></table:table-cell><table:table-cell table:style-name="Table11.A1" office:value-type="string"><text:p text:style-name="P10">-6.1237e-01</text:p></table:table-cell></table:table-row><table:table-row><table:table-cell table:style-name="Table11.A1" office:value-type="string"><text:p text:style-name="P10">0.0000e+00</text:p></table:table-cell><table:table-cell table:style-name="Table11.A1" office:value-type="string"><text:p text:style-name="P10">8.7867e-02</text:p></table:table-cell><table:table-cell table:style-name="Table11.A1" office:value-type="string"><text:p text:style-name="P10">3.4031e-01</text:p></table:table-cell><table:table-cell table:style-name="Table11.A1" office:value-type="string"><text:p text:style-name="P10">6.1357e-01</text:p></table:table-cell><table:table-cell table:style-name="Table11.E1" office:value-type="string"><text:p text:style-name="P10">0.0000e+00</text:p></table:table-cell><table:table-cell table:style-name="Table11.A1" office:value-type="string"><text:p text:style-name="P10">-8.7867e-02</text:p></table:table-cell><table:table-cell table:style-name="Table11.A1" office:value-type="string"><text:p text:style-name="P10">3.4031e-01</text:p></table:table-cell><table:table-cell table:style-name="Table11.A1" office:value-type="string"><text:p text:style-name="P10">-6.1357e-01</text:p></table:table-cell></table:table-row><table:table-row><table:table-cell table:style-name="Table11.A1" office:value-type="string"><text:p text:style-name="P10">2.1565e-01</text:p></table:table-cell><table:table-cell table:style-name="Table11.A1" office:value-type="string"><text:p text:style-name="P10">3.7351e-01</text:p></table:table-cell><table:table-cell table:style-name="Table11.A1" office:value-type="string"><text:p text:style-name="P10">4.4362e-01</text:p></table:table-cell><table:table-cell table:style-name="Table11.A1" office:value-type="string"><text:p text:style-name="P10">3.4233e-01</text:p></table:table-cell><table:table-cell table:style-name="Table11.E1" office:value-type="string"><text:p text:style-name="P10">-2.1565e-01</text:p></table:table-cell><table:table-cell table:style-name="Table11.A1" office:value-type="string"><text:p text:style-name="P10">3.7351e-01</text:p></table:table-cell><table:table-cell table:style-name="Table11.A1" office:value-type="string"><text:p text:style-name="P10">-4.4362e-0</text:p></table:table-cell><table:table-cell table:style-name="Table11.A1" office:value-type="string"><text:p text:style-name="P10">3.4233e-01</text:p></table:table-cell></table:table-row></table:table><text:p text:style-name="Standard"/><text:p text:style-name="P14">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E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row>
        <table:table-row>
          <table:table-cell table:style-name="Table10.A1" office:value-type="string">
            <text:p text:style-name="P10"/>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0"/>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
      <text:p text:style-name="P4"/>
      <text:p text:style-name="P4"/>
      <text:h text:style-name="Heading_20_2" text:outline-level="2">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2"><draw:frame draw:style-name="fr2" draw:name="Object33" text:anchor-type="as-char" svg:width="3.3543in" svg:height="2.2654in" draw:z-index="28"><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3">(<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2"><draw:frame draw:style-name="fr2" draw:name="Object35" text:anchor-type="as-char" svg:width="2.1256in" svg:height="0.5425in" draw:z-index="36"><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3">(<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2"><draw:frame draw:style-name="fr2" draw:name="Object36" text:anchor-type="as-char" svg:width="3.0819in" svg:height="0.4626in" draw:z-index="37"><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3">(<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2"><draw:frame draw:style-name="fr2" draw:name="Object37" text:anchor-type="as-char" svg:width="1.5689in" svg:height="0.2319in" draw:z-index="38"><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3">(<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2"><draw:frame draw:style-name="fr2" draw:name="Object38" text:anchor-type="as-char" svg:width="3.9929in" svg:height="0.4071in" draw:z-index="39"><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3">(<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able:table-row>
            <table:table-cell table:style-name="Table17.A1" office:value-type="string">
              <text:p text:style-name="P12"><draw:frame draw:style-name="fr2" draw:name="Object39" text:anchor-type="as-char" svg:width="2.352in" svg:height="1.348in" draw:z-index="40"><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3">(<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2" draw:name="Object40" text:anchor-type="as-char" svg:width="0.4701in" svg:height="0.2134in" draw:z-index="41"><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2" draw:name="Object41" text:anchor-type="as-char" svg:width="1.0165in" svg:height="0.1839in" draw:z-index="42"><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2" draw:name="Object42" text:anchor-type="as-char" svg:width="0.6681in" svg:height="0.2083in" draw:z-index="43"><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2"><draw:frame draw:style-name="fr2" draw:name="Object43" text:anchor-type="as-char" svg:width="2.3417in" svg:height="0.7374in" draw:z-index="44"><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3">(<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2"><draw:frame draw:style-name="fr2" draw:name="Object44" text:anchor-type="as-char" svg:width="1.6339in" svg:height="0.4709in" draw:z-index="45"><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3">(<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2" draw:name="Object45" text:anchor-type="as-char" svg:width="0.1583in" svg:height="0.1839in" draw:z-index="46"><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2" draw:name="Object46" text:anchor-type="as-char" svg:width="0.4272in" svg:height="0.2075in" draw:z-index="47"><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2"><draw:frame draw:style-name="fr2" draw:name="Object47" text:anchor-type="as-char" svg:width="4.6319in" svg:height="0.4854in" draw:z-index="48"><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3">(<text:sequence text:ref-name="refText18" text:name="Text" text:formula="ooow:Text+1" style:num-format="1">19</text:sequence>)</text:p>
            </table:table-cell>
          </table:table-row>
        </table:table-header-rows>
      </table:table>
      <text:h text:style-name="Heading_20_1" text:outline-level="1">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2"><draw:frame draw:style-name="fr2" draw:name="Object48" text:anchor-type="as-char" svg:width="2.6193in" svg:height="0.2634in" draw:z-index="49"><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3">(<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2" draw:name="Object49" text:anchor-type="as-char" svg:width="0.4272in" svg:height="0.2075in" draw:z-index="50"><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2"><draw:frame draw:style-name="fr2" draw:name="Object50" text:anchor-type="as-char" svg:width="3.8516in" svg:height="2.4516in" draw:z-index="51"><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3">(<text:sequence text:ref-name="refText20" text:name="Text" text:formula="ooow:Text+1" style:num-format="1">21</text:sequence>)</text:p>
            </table:table-cell>
          </table:table-row>
        </table:table-header-rows>
      </table:table>
      <text:p text:style-name="P4"><draw:frame draw:style-name="fr2" draw:name="Object51" text:anchor-type="as-char" svg:width="0.2362in" svg:height="0.2083in" draw:z-index="52"><draw:object xlink:href="./Object 52" xlink:type="simple" xlink:show="embed" xlink:actuate="onLoad"/><draw:image xlink:href="./ObjectReplacements/Object 52" xlink:type="simple" xlink:show="embed" xlink:actuate="onLoad"/></draw:frame> and <draw:frame draw:style-name="fr2" draw:name="Object52" text:anchor-type="as-char" svg:width="0.2862in" svg:height="0.2063in" draw:z-index="53"><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2" draw:name="Object53" text:anchor-type="as-char" svg:width="0.2543in" svg:height="0.2083in" draw:z-index="54"><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2" draw:name="Object54" text:anchor-type="as-char" svg:width="0.8925in" svg:height="0.2063in" draw:z-index="55"><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2"><draw:frame draw:style-name="fr2" draw:name="Object55" text:anchor-type="as-char" svg:width="2.0154in" svg:height="0.6319in" draw:z-index="56"><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3">(<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able:table-row>
            <table:table-cell table:style-name="Table24.A1" office:value-type="string">
              <text:p text:style-name="P12"><draw:frame draw:style-name="fr2" draw:name="Object56" text:anchor-type="as-char" svg:width="2.5402in" svg:height="1.0457in" draw:z-index="57"><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3">(<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2" draw:name="Object57" text:anchor-type="as-char" svg:width="0.4799in" svg:height="0.2091in" draw:z-index="58"><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17"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2"><draw:frame draw:style-name="fr2" draw:name="Object58" text:anchor-type="as-char" svg:width="1.4374in" svg:height="0.4083in" draw:z-index="59"><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3">(<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2"><draw:frame draw:style-name="fr2" draw:name="Object59" text:anchor-type="as-char" svg:width="1.5752in" svg:height="0.2563in" draw:z-index="60"><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3">(<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2"><draw:frame draw:style-name="fr2" draw:name="Object60" text:anchor-type="as-char" svg:width="4.6598in" svg:height="0.7846in" draw:z-index="61"><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3">(<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2" draw:name="Object61" text:anchor-type="as-char" svg:width="0.222in" svg:height="0.2075in" draw:z-index="62"><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able:table-row>
            <table:table-cell table:style-name="Table28.A1" office:value-type="string">
              <text:p text:style-name="P12"><draw:frame draw:style-name="fr2" draw:name="Object62" text:anchor-type="as-char" svg:width="1.0736in" svg:height="0.2571in" draw:z-index="63"><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3">(<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2"><draw:frame draw:style-name="fr2" draw:name="Object63" text:anchor-type="as-char" svg:width="2.7661in" svg:height="0.4626in" draw:z-index="64"><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3">(<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6" text:outline-level="1">Unary operations</text:h>
      <text:h text:style-name="P15"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2"><draw:frame draw:style-name="fr2" draw:name="Object64" text:anchor-type="as-char" svg:width="2.2161in" svg:height="0.9543in" draw:z-index="65"><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3">(<text:sequence text:ref-name="refText28" text:name="Text" text:formula="ooow:Text+1" style:num-format="1">29</text:sequence>)</text:p>
            </table:table-cell>
          </table:table-row>
        </table:table-header-rows>
      </table:table>
      <text:h text:style-name="P15" text:outline-level="2">Squaring</text:h>
      <text:p text:style-name="P4">This is a special case of multiplication; please look below.</text:p>
      <text:h text:style-name="P15"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P4">Need to add discussion of error analysis that can ultimately be used to drive rigorous auto-refinement.</text:p>
      <text:h text:style-name="P16" text:outline-level="1">Binary operations</text:h>
      <text:h text:style-name="P15"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2"><draw:frame draw:style-name="fr2" draw:name="Object65" text:anchor-type="as-char" svg:width="3.1752in" svg:height="0.4626in" draw:z-index="66"><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3">(<text:sequence text:ref-name="refText29" text:name="Text" text:formula="ooow:Text+1" style:num-format="1">30</text:sequence>)</text:p>
            </table:table-cell>
          </table:table-row>
        </table:table-header-rows>
      </table:table>
      <text:h text:style-name="P15" text:outline-level="2">Function addition and subtraction</text:h>
      <text:p text:style-name="P4"><text:span text:style-name="T1">The most general form is the bilinear operation GAXPY (generalized form of SAXPY) </text:span><text:span text:style-name="T1"><draw:frame draw:style-name="fr2" draw:name="Object66" text:anchor-type="as-char" svg:width="1.598in" svg:height="0.1917in" draw:z-index="67"><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2" draw:name="Object67" text:anchor-type="as-char" svg:width="0.2898in" svg:height="0.2075in" draw:z-index="68"><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2"><draw:frame draw:style-name="fr2" draw:name="Object68" text:anchor-type="as-char" svg:width="3.7008in" svg:height="1.3091in" draw:z-index="69"><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3">(<text:sequence text:ref-name="refText30" text:name="Text" text:formula="ooow:Text+1" style:num-format="1">31</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2"><draw:frame draw:style-name="fr2" draw:name="Object69" text:anchor-type="as-char" svg:width="2.9283in" svg:height="0.2299in" draw:z-index="70"><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3">(<text:sequence text:ref-name="refText31" text:name="Text" text:formula="ooow:Text+1" style:num-format="1">32</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4">d</text:span>) in <text:sequence-ref text:reference-format="text" text:ref-name="refText31">(32)</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ext:s text:c="2"/>The main reduction in cost in the electronic structure algorithms will come from locality (finite domain for each orbital with exponential decay outside) and with that in mind we can bound the entire product in some volume using <draw:frame draw:style-name="fr2" draw:name="Object70" text:anchor-type="as-char" svg:width="1.1465in" svg:height="0.2035in" draw:z-index="71"><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4">
        <text:list-item>
          <text:p text:style-name="P23">Square each orbital to make the density.</text:p>
        </text:list-item>
        <text:list-item>
          <text:p text:style-name="P23">Multiply the potential against each orbital.</text:p>
        </text:list-item>
        <text:list-item>
          <text:p text:style-name="P23">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2" draw:name="Object71" text:anchor-type="as-char" svg:width="0.5425in" svg:height="0.2154in" draw:z-index="72"><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17"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2" draw:name="Object72" text:anchor-type="as-char" svg:width="0.4362in" svg:height="0.1925in" draw:z-index="73"><draw:object xlink:href="./Object 73" xlink:type="simple" xlink:show="embed" xlink:actuate="onLoad"/><draw:image xlink:href="./ObjectReplacements/Object 73" xlink:type="simple" xlink:show="embed" xlink:actuate="onLoad"/></draw:frame></text:span> <text:s/>be the parent box and <text:span text:style-name="T2"><draw:frame draw:style-name="fr2" draw:name="Object73" text:anchor-type="as-char" svg:width="0.5756in" svg:height="0.1917in" draw:z-index="74"><draw:object xlink:href="./Object 74" xlink:type="simple" xlink:show="embed" xlink:actuate="onLoad"/><draw:image xlink:href="./ObjectReplacements/Object 74" xlink:type="simple" xlink:show="embed" xlink:actuate="onLoad"/></draw:frame></text:span> be one of its children, and let <draw:frame draw:style-name="fr2" draw:name="Object74" text:anchor-type="as-char" svg:width="0.2366in" svg:height="0.2134in" draw:z-index="75"><draw:object xlink:href="./Object 75" xlink:type="simple" xlink:show="embed" xlink:actuate="onLoad"/><draw:image xlink:href="./ObjectReplacements/Object 75" xlink:type="simple" xlink:show="embed" xlink:actuate="onLoad"/></draw:frame> be a Gauss-Legendre quadrature point in [0,1]. <text:s text:c="2"/>We want to evaluate (THIS EQN NEEDS CHECKING)</text:p>
      <table:table table:name="Table34" table:style-name="Table34">
        <table:table-column table:style-name="Table34.A"/>
        <table:table-column table:style-name="Table34.B"/>
        <table:table-header-rows>
          <table:table-row>
            <table:table-cell table:style-name="Table34.A1" office:value-type="string">
              <text:p text:style-name="P12"><draw:frame draw:style-name="fr2" draw:name="Object75" text:anchor-type="as-char" svg:width="3.039in" svg:height="1.0874in" draw:z-index="76"><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3">(<text:sequence text:ref-name="refText32" text:name="Text" text:formula="ooow:Text+1" style:num-format="1">33</text:sequence>)</text:p>
            </table:table-cell>
          </table:table-row>
        </table:table-header-rows>
      </table:table>
      <text:p text:style-name="P4">that has the same form as before but now we must use a different <text:span text:style-name="T1">transformation for each dimension due to the dependence on the child box coordinates.</text:span></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2"><draw:frame draw:style-name="fr2" draw:name="Object76" text:anchor-type="as-char" svg:width="0.8937in" svg:height="0.2283in" draw:z-index="77"><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3">(<text:sequence text:ref-name="refText33" text:name="Text" text:formula="ooow:Text+1" style:num-format="1">34</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2" draw:name="Object77" text:anchor-type="as-char" svg:width="0.1583in" svg:height="0.1839in" draw:z-index="78"><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2" draw:name="Object78" text:anchor-type="as-char" svg:width="0.252in" svg:height="0.2134in" draw:z-index="79"><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5">d</text:span><text:span text:style-name="T1">-tree. <text:s text:c="2"/>Nodes in the tree are labeled by an instance of </text:span><text:span text:style-name="T9">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9">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9">WorldContainer&lt;Key&lt;d&gt;,FunctionNode&lt;T,d&gt;&gt;</text:span><text:span text:style-name="T1">. <text:s text:c="2"/>This container uses a two-level hash to first map a key to the processes (referred to as the owner) in which the data resides, and then into a local instance of either a GNU </text:span><text:span text:style-name="T9">hash _map</text:span><text:span text:style-name="T1"> or a TR1 </text:span><text:span text:style-name="T9">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9">T,</text:span><text:span text:style-name="T1"> e.g., float, double, float _complex, double _complex) are gathered together into </text:span><text:span text:style-name="T9">FunctionCommonData&lt;T,d&gt;</text:span><text:span text:style-name="T1"> 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9">Function&lt;T,d&gt;</text:span><text:span text:style-name="T1"> contains only a shared pointer to the actual implementation which is an instance of </text:span><text:span text:style-name="T9">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named-parameter idiom. The main constructor for </text:span><text:span text:style-name="T9">Function&lt;T,d&gt;</text:span><text:span text:style-name="T1"> takes an instance of </text:span><text:span text:style-name="T9">FunctionFactory&lt;T,d&gt; </text:span><text:span text:style-name="T1">as its sole argument. <text:s text:c="2"/>The methods of </text:span><text:span text:style-name="T9">FunctionFactory&lt;T,d&gt;</text:span><text:span text:style-name="T1"> enable setting of options and parameters and each returns a reference to the object to permit chaining of methods. <text:s text:c="2"/>A current problem with </text:span><text:span text:style-name="T9">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9">SharedPointer&lt;T&gt;</text:span><text:span text:style-name="T1">, which wraps a pointer of type </text:span><text:span text:style-name="T9">T*</text:span><text:span text:style-name="T1">, is (almost) always used to wrap memory obtained from the C++ new operator. <text:s text:c="2"/>The exceptions are where management of the memory is immediately given to a low-level interface. <text:s text:c="2"/>Shared-pointers may be safely copied and used with no 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9">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9">KeyChildIterator</text:span><text:span text:style-name="T1">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2">k</text:span><text:span text:style-name="T6">d</text:span><text:span text:style-name="T1"> tensor) only at the lowest 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7">d</text:span> <text:span text:style-name="T1">tensor) at all levels. <text:s text:c="2"/>The scaling function block of the coefficients is zero except at level zero. <text:s text:c="2"/>Logically, this tree is one level shallower 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6">d</text:span><text:span text:style-name="T1"> tensor for interior nodes and a </text:span><text:span text:style-name="T2">k</text:span><text:span text:style-name="T6">d</text:span><text:span text:style-name="T1"> tensor for leaf nodes) and with only leaf nodes having no children.</text:span></text:p>
      <text:p text:style-name="Text_20_body">To keep complexity to a minimum we don’t want to introduce special states of <text:span text:style-name="T1">the tree or of nodes, thus 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and can immediately return its status. <text:s text:c="2"/>Otherwise, it must test the size of its own coefficients. <text:s text:c="2"/>If it decides to truncate, it must clear its own coefficients, delete all of its children, and set its </text:span><text:span text:style-name="T9">has _children</text:span><text:span text:style-name="T1"> flag to false. <text:s text:c="2"/>Finally, it can return its own status.</text:span></text:p>
      <text:p text:style-name="P4">Adding (subtracting) two functions is performed in the wavelet basis. <text:s text:c="2"/>If the <text:span text:style-name="T1">trees have the same 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9">FunctionDefaults</text:span><text:span text:style-name="T1">. <text:s text:c="2"/>I.e., </text:span><text:span text:style-name="T9">FunctionDefaults</text:span><text:span text:style-name="T1"> is only used when the user invokes the </text:span><text:span text:style-name="T9">Function</text:span><text:span text:style-name="T1"> constructor to fill unspecified elements of </text:span><text:span text:style-name="T9">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9">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text:style-name="L5">
        <text:list-item>
          <text:p text:style-name="P26"><text:span text:style-name="T8">f*g+h</text:span> becomes <text:span text:style-name="T8">(f*g)+h</text:span> becomes <text:span text:style-name="T8">(f.mul(g)).add(h)</text:span> and thus the result has the <text:span text:style-name="T1">same parameters as </text:span><text:span text:style-name="T9">f</text:span><text:span text:style-name="T1">.</text:span></text:p>
        </text:list-item>
        <text:list-item>
          <text:p text:style-name="P26"><text:span text:style-name="T8">h+f*g</text:span> becomes <text:span text:style-name="T8">h+(f*g)</text:span> becomes <text:span text:style-name="T8">h.add(f.mul(g))</text:span> and thus the result has the <text:span text:style-name="T1">same parameters as </text:span><text:span text:style-name="T9">h</text:span><text:span text:style-name="T1">.</text:span></text:p>
        </text:list-item>
        <text:list-item>
          <text:p text:style-name="P26"><text:span text:style-name="T8">f*g*h</text:span> has undefined order of evaluation since the two operators have equal <text:span text:style-name="T1">precedence, but the compiler is not free to assume that multiplication is commutative and hence the result is either </text:span><text:span text:style-name="T9">f.mul(g.mul(h))</text:span><text:span text:style-name="T1"> or </text:span><text:span text:style-name="T9">f.mul(g).mul(h)</text:span><text:span text:style-name="T1"> which will both inherit the parameters of </text:span><text:span text:style-name="T9">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3</text:page-number></text:p>
      </style:footer>
    </style:master-page>
    <style:master-page style:name="Right_20_Page" style:display-name="Right Page" style:page-layout-name="pm3" style:next-style-name="Left_20_Page">
      <style:footer>
        <text:p text:style-name="P1"><text:page-number text:select-page="current">13</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8-23T10:11:33</meta:creation-date>
    <dc:creator>Robert Harrison</dc:creator>
    <dc:date>2007-08-28T16:48:20</dc:date>
    <dc:language>en-US</dc:language>
    <meta:editing-cycles>47</meta:editing-cycles>
    <meta:editing-duration>P1DT2H17M9S</meta:editing-duration>
    <meta:user-defined meta:name="Info 1"/>
    <meta:user-defined meta:name="Info 2"/>
    <meta:user-defined meta:name="Info 3"/>
    <meta:user-defined meta:name="Info 4"/>
    <meta:document-statistic meta:table-count="36" meta:image-count="0" meta:object-count="79" meta:page-count="18" meta:paragraph-count="339" meta:word-count="5109" meta:character-count="31521"/>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sub>
          <math:mo math:stretchy="false">∑</math:mo>
          <math:mrow>
            <math:mi>i</math:mi>
            <math:mi>l</math:mi>
          </math:mrow>
        </math:msub>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_{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